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serif1" svg:font-family="serif"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style:font-name="Liberation Mono" fo:font-size="10pt" style:font-name-asian="Noto Sans Mono CJK SC" style:font-size-asian="10pt" style:font-name-complex="Liberation Mono" style:font-size-complex="10pt"/>
    </style:style>
    <style:style style:name="P3" style:family="paragraph" style:parent-style-name="Standard">
      <style:text-properties officeooo:paragraph-rsid="0058e642"/>
    </style:style>
    <style:style style:name="P4" style:family="paragraph" style:parent-style-name="Standard">
      <style:text-properties style:font-name="Liberation Mono" fo:font-size="10pt" style:font-name-asian="Noto Sans Mono CJK SC" style:font-size-asian="10pt" style:font-name-complex="Liberation Mono" style:font-size-complex="10pt"/>
    </style:style>
    <style:style style:name="P5" style:family="paragraph" style:parent-style-name="Standard">
      <style:text-properties style:font-name="Liberation Mono" fo:font-size="10pt" officeooo:paragraph-rsid="0058e642" style:font-name-asian="Noto Sans Mono CJK SC" style:font-size-asian="10pt" style:font-name-complex="Liberation Mono" style:font-size-complex="10pt"/>
    </style:style>
    <style:style style:name="P6" style:family="paragraph" style:parent-style-name="Standard">
      <style:text-properties style:font-name="Liberation Mono" fo:font-size="10pt" officeooo:paragraph-rsid="00597fac" style:font-name-asian="Noto Sans Mono CJK SC" style:font-size-asian="10pt" style:font-name-complex="Liberation Mono" style:font-size-complex="10pt"/>
    </style:style>
    <style:style style:name="P7" style:family="paragraph" style:parent-style-name="Preformatted_20_Text">
      <style:text-properties style:font-name="Liberation Mono" fo:font-size="10pt" style:font-name-asian="Noto Sans Mono CJK SC" style:font-size-asian="10pt" style:font-name-complex="Liberation Mono" style:font-size-complex="10pt"/>
    </style:style>
    <style:style style:name="P8" style:family="paragraph" style:parent-style-name="Preformatted_20_Text">
      <style:text-properties style:font-name="Liberation Mono" fo:font-size="10pt" officeooo:rsid="002f8ca7" style:font-name-asian="Noto Sans Mono CJK SC" style:font-size-asian="10pt" style:font-name-complex="Liberation Mono" style:font-size-complex="10pt"/>
    </style:style>
    <style:style style:name="P9" style:family="paragraph" style:parent-style-name="Preformatted_20_Text">
      <style:text-properties style:font-name="Liberation Mono" fo:font-size="10pt" officeooo:rsid="001f38ab" style:font-name-asian="Noto Sans Mono CJK SC" style:font-size-asian="10pt" style:font-name-complex="Liberation Mono" style:font-size-complex="10pt"/>
    </style:style>
    <style:style style:name="P10" style:family="paragraph" style:parent-style-name="Preformatted_20_Text">
      <style:text-properties style:font-name="Liberation Mono" fo:font-size="10pt" officeooo:paragraph-rsid="004d2a34" style:font-name-asian="Noto Sans Mono CJK SC" style:font-size-asian="10pt" style:font-name-complex="Liberation Mono" style:font-size-complex="10pt"/>
    </style:style>
    <style:style style:name="P11" style:family="paragraph" style:parent-style-name="Preformatted_20_Text">
      <style:text-properties style:font-name="Liberation Mono" fo:font-size="10pt" officeooo:paragraph-rsid="00508d2a" style:font-name-asian="Noto Sans Mono CJK SC" style:font-size-asian="10pt" style:font-name-complex="Liberation Mono" style:font-size-complex="10pt"/>
    </style:style>
    <style:style style:name="P12" style:family="paragraph" style:parent-style-name="Preformatted_20_Text">
      <style:text-properties style:font-name="Liberation Mono" fo:font-size="10pt" officeooo:paragraph-rsid="00528986" style:font-name-asian="Noto Sans Mono CJK SC" style:font-size-asian="10pt" style:font-name-complex="Liberation Mono" style:font-size-complex="10pt"/>
    </style:style>
    <style:style style:name="P13" style:family="paragraph" style:parent-style-name="Preformatted_20_Text">
      <style:text-properties style:font-name="Liberation Mono" fo:font-size="10pt" officeooo:rsid="0055733f" officeooo:paragraph-rsid="0055733f" style:font-name-asian="Noto Sans Mono CJK SC" style:font-size-asian="10pt" style:font-name-complex="Liberation Mono" style:font-size-complex="10pt"/>
    </style:style>
    <style:style style:name="P14" style:family="paragraph" style:parent-style-name="Preformatted_20_Text">
      <style:text-properties style:font-name="Liberation Mono" fo:font-size="10pt" officeooo:paragraph-rsid="005651dd" style:font-name-asian="Noto Sans Mono CJK SC" style:font-size-asian="10pt" style:font-name-complex="Liberation Mono" style:font-size-complex="10pt"/>
    </style:style>
    <style:style style:name="T1" style:family="text">
      <style:text-properties officeooo:rsid="004cf961"/>
    </style:style>
    <style:style style:name="T2" style:family="text">
      <style:text-properties officeooo:rsid="005651dd"/>
    </style:style>
    <style:style style:name="T3" style:family="text">
      <style:text-properties officeooo:rsid="003ec31d"/>
    </style:style>
    <style:style style:name="T4" style:family="text">
      <style:text-properties officeooo:rsid="003f816d"/>
    </style:style>
    <style:style style:name="T5" style:family="text">
      <style:text-properties officeooo:rsid="0040d0bf"/>
    </style:style>
    <style:style style:name="T6" style:family="text">
      <style:text-properties officeooo:rsid="00443852"/>
    </style:style>
    <style:style style:name="T7" style:family="text">
      <style:text-properties officeooo:rsid="002f8ca7"/>
    </style:style>
    <style:style style:name="T8" style:family="text">
      <style:text-properties officeooo:rsid="0045c752"/>
    </style:style>
    <style:style style:name="T9" style:family="text">
      <style:text-properties officeooo:rsid="00491f75"/>
    </style:style>
    <style:style style:name="T10" style:family="text">
      <style:text-properties officeooo:rsid="00496848"/>
    </style:style>
    <style:style style:name="T11" style:family="text">
      <style:text-properties officeooo:rsid="001f38ab"/>
    </style:style>
    <style:style style:name="T12" style:family="text">
      <style:text-properties officeooo:rsid="004d2a34"/>
    </style:style>
    <style:style style:name="T13" style:family="text">
      <style:text-properties officeooo:rsid="004e8b25"/>
    </style:style>
    <style:style style:name="T14" style:family="text">
      <style:text-properties officeooo:rsid="004f2ae3"/>
    </style:style>
    <style:style style:name="T15" style:family="text">
      <style:text-properties officeooo:rsid="00508c6a"/>
    </style:style>
    <style:style style:name="T16" style:family="text">
      <style:text-properties officeooo:rsid="00508d2a"/>
    </style:style>
    <style:style style:name="T17" style:family="text">
      <style:text-properties officeooo:rsid="00528986"/>
    </style:style>
    <style:style style:name="T18" style:family="text">
      <style:text-properties officeooo:rsid="0053d26f"/>
    </style:style>
    <style:style style:name="T19" style:family="text">
      <style:text-properties style:font-name="Liberation Mono" fo:font-size="10pt" style:font-name-asian="Noto Sans Mono CJK SC" style:font-size-asian="10pt" style:font-name-complex="Liberation Mono" style:font-size-complex="10pt"/>
    </style:style>
    <style:style style:name="T20" style:family="text">
      <style:text-properties officeooo:rsid="005b31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0">Faster RCNN with c</text:span>ross entropy and smooth L1 loss</text:h>
      <text:p text:style-name="Preformatted_20_Text">Average Precision <text:s/>(AP) @[ IoU=0.50:0.95 | area= <text:s text:c="2"/>all | maxDets=100 ] = 0.323</text:p>
      <text:p text:style-name="Preformatted_20_Text">Average Precision <text:s/>(AP) @[ IoU=0.50 <text:s text:c="5"/>| area= <text:s text:c="2"/>all | maxDets=1000 ] = 0.488</text:p>
      <text:p text:style-name="Preformatted_20_Text">Average Precision <text:s/>(AP) @[ IoU=0.75 <text:s text:c="5"/>| area= <text:s text:c="2"/>all | maxDets=1000 ] = 0.370</text:p>
      <text:p text:style-name="Preformatted_20_Text">Average Precision <text:s/>(AP) @[ IoU=0.50:0.95 | area= small | maxDets=1000 ] = 0.177</text:p>
      <text:p text:style-name="Preformatted_20_Text">Average Precision <text:s/>(AP) @[ IoU=0.50:0.95 | area=medium | maxDets=1000 ] = 0.442</text:p>
      <text:p text:style-name="Preformatted_20_Text">Average Precision <text:s/>(AP) @[ IoU=0.50:0.95 | area= large | maxDets=1000 ] = 0.521</text:p>
      <text:p text:style-name="Preformatted_20_Text">Average Recall <text:s text:c="4"/>(AR) @[ IoU=0.50:0.95 | area= <text:s text:c="2"/>all | maxDets=100 ] = 0.423</text:p>
      <text:p text:style-name="Preformatted_20_Text">Average Recall <text:s text:c="4"/>(AR) @[ IoU=0.50:0.95 | area= <text:s text:c="2"/>all | maxDets=300 ] = 0.423</text:p>
      <text:p text:style-name="Preformatted_20_Text">Average Recall <text:s text:c="4"/>(AR) @[ IoU=0.50:0.95 | area= <text:s text:c="2"/>all | maxDets=1000 ] = 0.423</text:p>
      <text:p text:style-name="Preformatted_20_Text">Average Recall <text:s text:c="4"/>(AR) @[ IoU=0.50:0.95 | area= small | maxDets=1000 ] = 0.277</text:p>
      <text:p text:style-name="Preformatted_20_Text">Average Recall <text:s text:c="4"/>(AR) @[ IoU=0.50:0.95 | area=medium | maxDets=1000 ] = 0.560</text:p>
      <text:p text:style-name="P1">Average Recall <text:s text:c="4"/>(AR) @[ IoU=0.50:0.95 | area= large | maxDets=1000 ] = 0.624</text:p>
      <text:p text:style-name="P7">https://tryolabs.com/blog/2018/01/18/faster-r-cnn-down-the-rabbit-hole-of-modern-object-detection/</text:p>
      <text:p text:style-name="P7"><text:a xlink:type="simple" xlink:href="https://arxiv.org/pdf/1506.01497.pdf" text:style-name="Internet_20_link" text:visited-style-name="Visited_20_Internet_20_Link">https://arxiv.org/pdf/1506.01497.pdf</text:a></text:p>
      <text:p text:style-name="P7"/>
      <text:p text:style-name="P7">Faster R-CNN is composed of <text:span text:style-name="T3">a region proposal network which</text:span> is a deep fully convolutional network and <text:span text:style-name="T3">a</text:span> detector <text:span text:style-name="T3">for object classification</text:span>. <text:span text:style-name="T4">The</text:span> Region Proposal Network (RPN) <text:span text:style-name="T5">gives</text:span> a set of rectangular object proposals <text:span text:style-name="T5">with objectness scores of an input image</text:span>. At each sliding-window location, <text:span text:style-name="T6">there are </text:span><text:span text:style-name="T7">a pyramid of</text:span><text:span text:style-name="T6"> anchors, which are reference boxes </text:span><text:span text:style-name="T7">centered at </text:span><text:span text:style-name="T8">the</text:span><text:span text:style-name="T7"> sliding window and associated with a scale and aspect ratio. </text:span><text:span text:style-name="T9">The anchor based RPN </text:span><text:span text:style-name="T7">is translation invariant, both in terms of the anchors and the functions that compute proposals relative to the anchors. </text:span><text:span text:style-name="T9">T</text:span><text:span text:style-name="T7">he proposal translate</text:span><text:span text:style-name="T9">s when an object in an image is translated,</text:span><text:span text:style-name="T7"> and the same function </text:span><text:span text:style-name="T10">can be used to</text:span><text:span text:style-name="T7"> predict the proposal in either location. </text:span></text:p>
      <text:p text:style-name="P8"><text:span text:style-name="T1">The </text:span>RPN <text:span text:style-name="T1">and detection network of faster R-CNN share </text:span>convolutional layers <text:span text:style-name="T1">to enable nearly cost-free region proposals.</text:span></text:p>
      <text:p text:style-name="P8"/>
      <text:h text:style-name="Heading_20_1" text:outline-level="1">libra faster rcnn</text:h>
      <text:p text:style-name="P7">Average Precision <text:s/>(AP) @[ IoU=0.50:0.95 | area= <text:s text:c="2"/>all | maxDets=100 ] = 0.299</text:p>
      <text:p text:style-name="P7">Average Precision <text:s/>(AP) @[ IoU=0.50 <text:s text:c="5"/>| area= <text:s text:c="2"/>all | maxDets=1000 ] = 0.450</text:p>
      <text:p text:style-name="P7">Average Precision <text:s/>(AP) @[ IoU=0.75 <text:s text:c="5"/>| area= <text:s text:c="2"/>all | maxDets=1000 ] = 0.343</text:p>
      <text:p text:style-name="P7">Average Precision <text:s/>(AP) @[ IoU=0.50:0.95 | area= small | maxDets=1000 ] = 0.171</text:p>
      <text:p text:style-name="P7">Average Precision <text:s/>(AP) @[ IoU=0.50:0.95 | area=medium | maxDets=1000 ] = 0.417</text:p>
      <text:p text:style-name="P7">Average Precision <text:s/>(AP) @[ IoU=0.50:0.95 | area= large | maxDets=1000 ] = 0.452</text:p>
      <text:p text:style-name="P7">Average Recall <text:s text:c="4"/>(AR) @[ IoU=0.50:0.95 | area= <text:s text:c="2"/>all | maxDets=100 ] = 0.426</text:p>
      <text:p text:style-name="P7">Average Recall <text:s text:c="4"/>(AR) @[ IoU=0.50:0.95 | area= <text:s text:c="2"/>all | maxDets=300 ] = 0.426</text:p>
      <text:p text:style-name="P7">Average Recall <text:s text:c="4"/>(AR) @[ IoU=0.50:0.95 | area= <text:s text:c="2"/>all | maxDets=1000 ] = 0.426</text:p>
      <text:p text:style-name="P7">Average Recall <text:s text:c="4"/>(AR) @[ IoU=0.50:0.95 | area= small | maxDets=1000 ] = 0.286</text:p>
      <text:p text:style-name="P7">Average Recall <text:s text:c="4"/>(AR) @[ IoU=0.50:0.95 | area=medium | maxDets=1000 ] = 0.562</text:p>
      <text:p text:style-name="P2">Average Recall <text:s text:c="4"/>(AR) @[ IoU=0.50:0.95 | area= large | maxDets=1000 ] = 0.565</text:p>
      <text:p text:style-name="P9"><text:a xlink:type="simple" xlink:href="https://arxiv.org/pdf/1904.02701.pdf" text:style-name="Internet_20_link" text:visited-style-name="Visited_20_Internet_20_Link">https://arxiv.org/pdf/1904.02701.pdf</text:a></text:p>
      <text:p text:style-name="P9"/>
      <text:p text:style-name="P10"><text:span text:style-name="T11">T</text:span><text:span text:style-name="T12">he Libra R-CNN integrates made three improvements based on R-CNN: </text:span>IoU-<text:span text:style-name="T13">b</text:span>alanced sampling, balanced feature pyramid, and balanced L1 loss, <text:span text:style-name="T13">to reduce</text:span> the imbalance at sample, feature,and objective level.</text:p>
      <text:p text:style-name="P10"/>
      <text:p text:style-name="P11"><text:span text:style-name="T14">On the sample level, </text:span>hard negative sam<text:span text:style-name="T14">pl</text:span>es <text:span text:style-name="T14">are known to be </text:span>the main problem. <text:span text:style-name="T15">Random sampling usually does not sample enough hard negative samples from the vast majority easy samples. </text:span><text:span text:style-name="T16">The IoU-</text:span><text:span text:style-name="T13">b</text:span><text:span text:style-name="T16">alanced sampling splits the IoU threshold into bins, and sample equally from each bin to increase hard negative samples.</text:span></text:p>
      <text:p text:style-name="P11"><text:soft-page-break/></text:p>
      <text:p text:style-name="P7"/>
      <text:p text:style-name="P12"><text:span text:style-name="T17">On the feature level, deep high-level features with more semantic meanings should be balanced with shallow low-level features with more content descriptive meanings. </text:span>To integrate multi-level features and preserve their semantic hierarchy at the same time, <text:span text:style-name="T18">Libra rescales and averages features on different levels, and combine the result with each resolution. </text:span></text:p>
      <text:p text:style-name="P12"/>
      <text:p text:style-name="P13"><text:span text:style-name="T18">O</text:span>n the objective level, classification and localization needs to be balanced. </text:p>
      <text:p text:style-name="P7">Classification and localization problems are solved si-multaneously under the guidance of a multi-task loss sinceFast R-CNN </text:p>
      <text:p text:style-name="P7"/>
      <text:p text:style-name="P14">Balanced L1 loss is derived from the conventional smooth L1 loss<text:span text:style-name="T2"> to balance the</text:span> gradients from inliers <text:span text:style-name="T2">and outliers</text:span>, <text:span text:style-name="T2">to </text:span>achieving a more balanced training within <text:span text:style-name="T2">between </text:span>classification <text:span text:style-name="T2">and </text:span>localization.</text:p>
      <text:p text:style-name="P14"/>
      <text:h text:style-name="Heading_20_1" text:outline-level="1">cascade rcnn</text:h>
      <text:p text:style-name="P7">Average Precision <text:s/>(AP) @[ IoU=0.50:0.95 | area= <text:s text:c="2"/>all | maxDets=100 ] = 0.334</text:p>
      <text:p text:style-name="P7">Average Precision <text:s/>(AP) @[ IoU=0.50 <text:s text:c="5"/>| area= <text:s text:c="2"/>all | maxDets=1000 ] = 0.479</text:p>
      <text:p text:style-name="P7">Average Precision <text:s/>(AP) @[ IoU=0.75 <text:s text:c="5"/>| area= <text:s text:c="2"/>all | maxDets=1000 ] = 0.382</text:p>
      <text:p text:style-name="P7">Average Precision <text:s/>(AP) @[ IoU=0.50:0.95 | area= small | maxDets=1000 ] = 0.186</text:p>
      <text:p text:style-name="P7">Average Precision <text:s/>(AP) @[ IoU=0.50:0.95 | area=medium | maxDets=1000 ] = 0.450</text:p>
      <text:p text:style-name="P7">Average Precision <text:s/>(AP) @[ IoU=0.50:0.95 | area= large | maxDets=1000 ] = 0.544</text:p>
      <text:p text:style-name="P7">Average Recall <text:s text:c="4"/>(AR) @[ IoU=0.50:0.95 | area= <text:s text:c="2"/>all | maxDets=100 ] = 0.441</text:p>
      <text:p text:style-name="P7">Average Recall <text:s text:c="4"/>(AR) @[ IoU=0.50:0.95 | area= <text:s text:c="2"/>all | maxDets=300 ] = 0.441</text:p>
      <text:p text:style-name="P7">Average Recall <text:s text:c="4"/>(AR) @[ IoU=0.50:0.95 | area= <text:s text:c="2"/>all | maxDets=1000 ] = 0.441</text:p>
      <text:p text:style-name="P7">Average Recall <text:s text:c="4"/>(AR) @[ IoU=0.50:0.95 | area= small | maxDets=1000 ] = 0.295</text:p>
      <text:p text:style-name="P7">Average Recall <text:s text:c="4"/>(AR) @[ IoU=0.50:0.95 | area=medium | maxDets=1000 ] = 0.579</text:p>
      <text:p text:style-name="P2">Average Recall <text:s text:c="4"/>(AR) @[ IoU=0.50:0.95 | area= large | maxDets=1000 ] = 0.607</text:p>
      <text:p text:style-name="P5"><text:a xlink:type="simple" xlink:href="https://arxiv.org/pdf/1712.00726.pdf" text:style-name="Internet_20_link" text:visited-style-name="Visited_20_Internet_20_Link">https://arxiv.org/pdf/1712.00726.pdf</text:a></text:p>
      <text:p text:style-name="P5"/>
      <text:p text:style-name="P3"><text:span text:style-name="Default_20_Paragraph_20_Font"><text:span text:style-name="T19">In two-stage R-CNN framework, detection is done from classification and bounding box regression. The quality of the detector is defined by </text:span></text:span><text:span text:style-name="T19">an intersection over union (IoU) threshold to separate positives and negatives. </text:span><text:span text:style-name="Default_20_Paragraph_20_Font"><text:span text:style-name="T19">Simply increasing the IoU threshold during training cannot produce a high quality detector. Forcing larger IoU thresholds leads to an exponentially smaller numbers of positive training samples, and can cause overfitting in neural networks. Furthermore, high quality detectors are only necessarily optimal for high quality testing hypotheses. The cascade R-CNN is a multi-stage extension of the R-CNN, where detector stages deeper into the cascade are sequentially more selective against close false positives. The detector stages are trained sequentially, using the output of one stage to train the next higher quality stage. </text:span></text:span><text:span text:style-name="T19">The same cascade procedure at inference enables a closer match between the hypotheses and the detector quality of each stage.</text:span></text:p>
      <text:p text:style-name="P5"/>
      <text:h text:style-name="Heading_20_1" text:outline-level="1">Loss functions</text:h>
      <text:h text:style-name="Heading_20_3" text:outline-level="3">Smooth L1 loss</text:h>
      <text:p text:style-name="P5">It is a robust L1 loss that is less sensitive to outliers than the L2 loss. It eliminates the sensitivity of L2 loss to exploding gradients with certain learning rates when the regression target is unbounded.</text:p>
      <text:p text:style-name="P5"/>
      <text:h text:style-name="Heading_20_3" text:outline-level="3"><text:soft-page-break/>Focal loss</text:h>
      <text:p text:style-name="P3"><text:a xlink:type="simple" xlink:href="https://arxiv.org/pdf/1708.02002.pdf" office:target-frame-name="_top" xlink:show="replace" text:style-name="Internet_20_link" text:visited-style-name="Visited_20_Internet_20_Link"><text:span text:style-name="Hyperlink"><text:span text:style-name="T19">https://arxiv.org/pdf/1708.02002.pdf</text:span></text:span></text:a></text:p>
      <text:p text:style-name="P5">Two stage detectors are often trained with the cross entropy loss, and address the class imbalance problem through the two cascade stages and biased minibatch sampling. The first stage is an object proposal mechanism that selects close to true object locations, and remove the vast majority of easy negatives. The second stage classifies objects using minibatches with a predefined ratio of positive to negative examples that balances the classes. The focal loss addresses these mechanisms in one stage detectors directly via the loss function. It added a modulating factor to the cross entropy loss to down weight easy examples and focus on hard negativ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serif1" svg:font-family="serif"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loext:hyphenation-no-caps="false"/>
    </style:style>
    <style:style style:name="iu"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09:10:01.642357894</meta:creation-date>
    <dc:date>2020-12-04T10:48:10.997173647</dc:date>
    <meta:editing-duration>PT5H12M52S</meta:editing-duration>
    <meta:editing-cycles>60</meta:editing-cycles>
    <meta:generator>LibreOffice/6.4.6.2$Linux_X86_64 LibreOffice_project/40$Build-2</meta:generator>
    <meta:document-statistic meta:table-count="0" meta:image-count="0" meta:object-count="0" meta:page-count="3" meta:paragraph-count="58" meta:word-count="1090" meta:character-count="7135" meta:non-whitespace-character-count="5943"/>
  </office:meta>
</office:document-meta>
</file>